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18cm" table:align="left" style:writing-mode="lr-tb"/>
    </style:style>
    <style:style style:name="Tabla1.A" style:family="table-column">
      <style:table-column-properties style:column-width="4.602cm"/>
    </style:style>
    <style:style style:name="Tabla1.B" style:family="table-column">
      <style:table-column-properties style:column-width="11.416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19.408cm" fo:keep-together="auto"/>
    </style:style>
    <style:style style:name="Tabla1.A3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2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Standard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officeooo:paragraph-rsid="0002a38c" style:font-size-asian="6pt" style:font-weight-asian="bold" style:font-size-complex="6pt" style:font-weight-complex="bold" fo:hyphenate="false" fo:hyphenation-remain-char-count="2" fo:hyphenation-push-char-count="2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_20__28_user_29_">
      <style:paragraph-properties style:snap-to-layout-grid="false"/>
    </style:style>
    <style:style style:name="P13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14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5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snap-to-layout-grid="false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6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officeooo:paragraph-rsid="0002a38c" style:font-size-asian="6pt" style:font-weight-asian="bold" style:font-size-complex="6pt" style:font-weight-complex="bold" fo:hyphenate="false" fo:hyphenation-remain-char-count="2" fo:hyphenation-push-char-count="2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02a38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Fitxer SQL:</text:p>
          </table:table-cell>
          <table:table-cell table:style-name="Tabla1.B1" office:value-type="string">
            <text:p text:style-name="P12"/>
          </table:table-cell>
        </table:table-row>
        <table:table-row table:style-name="Tabla1.2">
          <table:table-cell table:style-name="Tabla1.A2" table:number-columns-spanned="2" office:value-type="string">
            <text:p text:style-name="P13"/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15"/>
            <text:p text:style-name="P14">-- MySQL Script generated by MySQL Workbench</text:p>
            <text:p text:style-name="P14">-- lun 26 nov 2018 13:54:01 CET</text:p>
            <text:p text:style-name="P14">-- Model: New Model <text:s text:c="3"/>Version: 1.0</text:p>
            <text:p text:style-name="P14">-- MySQL Workbench Forward Engineering</text:p>
            <text:p text:style-name="P14"/>
            <text:p text:style-name="P14">SET @OLD_UNIQUE_CHECKS=@@UNIQUE_CHECKS, UNIQUE_CHECKS=0;</text:p>
            <text:p text:style-name="P14">SET @OLD_FOREIGN_KEY_CHECKS=@@FOREIGN_KEY_CHECKS, FOREIGN_KEY_CHECKS=0;</text:p>
            <text:p text:style-name="P14">SET @OLD_SQL_MODE=@@SQL_MODE, SQL_MODE='TRADITIONAL,ALLOW_INVALID_DATES';</text:p>
            <text:p text:style-name="P14"/>
            <text:p text:style-name="P14">-- -----------------------------------------------------</text:p>
            <text:p text:style-name="P14">-- Schema mydb</text:p>
            <text:p text:style-name="P14">-- -----------------------------------------------------</text:p>
            <text:p text:style-name="P14"/>
            <text:p text:style-name="P14">-- -----------------------------------------------------</text:p>
            <text:p text:style-name="P14">-- Schema mydb</text:p>
            <text:p text:style-name="P14">-- -----------------------------------------------------</text:p>
            <text:p text:style-name="P14">CREATE SCHEMA IF NOT EXISTS `mydb` DEFAULT CHARACTER SET utf8 ;</text:p>
            <text:p text:style-name="P14">USE `mydb` ;</text:p>
            <text:p text:style-name="P14"/>
            <text:p text:style-name="P14">-- -----------------------------------------------------</text:p>
            <text:p text:style-name="P14">-- Table `mydb`.`Traduccio`</text:p>
            <text:p text:style-name="P14">-- -----------------------------------------------------</text:p>
            <text:p text:style-name="P14">CREATE TABLE IF NOT EXISTS `mydb`.`Traduccio` (</text:p>
            <text:p text:style-name="P14"><text:s text:c="2"/>`idTraduccio` INT NOT NULL,</text:p>
            <text:p text:style-name="P14"><text:s text:c="2"/>`Idioma` VARCHAR(45) NULL,</text:p>
            <text:p text:style-name="P14"><text:s text:c="2"/>PRIMARY KEY (`idTraduccio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Municipi`</text:p>
            <text:p text:style-name="P14">-- -----------------------------------------------------</text:p>
            <text:p text:style-name="P14">CREATE TABLE IF NOT EXISTS `mydb`.`Municipi` (</text:p>
            <text:p text:style-name="P14"><text:s text:c="2"/>`idMunicipi` INT NOT NULL,</text:p>
            <text:p text:style-name="P14"><text:s text:c="2"/>`Municipio` VARCHAR(45) NULL,</text:p>
            <text:p text:style-name="P14"><text:s text:c="2"/>PRIMARY KEY (`idMunicipi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Tipo`</text:p>
            <text:p text:style-name="P14">-- -----------------------------------------------------</text:p>
            <text:p text:style-name="P14">CREATE TABLE IF NOT EXISTS `mydb`.`Tipo` (</text:p>
            <text:p text:style-name="P14"><text:s text:c="2"/>`idTipo` INT NOT NULL,</text:p>
            <text:p text:style-name="P14"><text:s text:c="2"/>`TipoAlojamiento` VARCHAR(45) NULL,</text:p>
            <text:p text:style-name="P14"><text:s text:c="2"/>PRIMARY KEY (`idTipo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Tarifa`</text:p>
            <text:p text:style-name="P14">-- -----------------------------------------------------</text:p>
            <text:p text:style-name="P14">CREATE TABLE IF NOT EXISTS `mydb`.`Tarifa` (</text:p>
            <text:p text:style-name="P14"><text:s text:c="2"/>`idTarifa` INT NOT NULL,</text:p>
            <text:p text:style-name="P14"><text:s text:c="2"/>`Categoria` VARCHAR(45) NULL,</text:p>
            <text:p text:style-name="P14"><text:s text:c="2"/>`TempAlt` VARCHAR(45) NULL,</text:p>
            <text:p text:style-name="P14"><text:s text:c="2"/>`TempBaj` VARCHAR(45) NULL,</text:p>
            <text:p text:style-name="P14"><text:s text:c="2"/>`Precio` VARCHAR(45) NULL,</text:p>
            <text:p text:style-name="P14"><text:s text:c="2"/>PRIMARY KEY (`idTarifa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Reserves`</text:p>
            <text:p text:style-name="P14">-- -----------------------------------------------------</text:p>
            <text:p text:style-name="P14">CREATE TABLE IF NOT EXISTS `mydb`.`Reserves` (</text:p>
            <text:p text:style-name="P14"><text:s text:c="2"/>`idReserves` INT NOT NULL,</text:p>
            <text:p text:style-name="P14"><text:s text:c="2"/>`Estado` VARCHAR(45) NULL,</text:p>
            <text:p text:style-name="P14"><text:s text:c="2"/>`Salida` VARCHAR(45) NULL,</text:p>
            <text:p text:style-name="P14"><text:s text:c="2"/>`Entrada` VARCHAR(45) NULL,</text:p>
            <text:p text:style-name="P14"><text:s text:c="2"/>`Data` VARCHAR(45) NULL,</text:p>
            <text:p text:style-name="P14"><text:s text:c="2"/>`Tarifa` INT NULL,</text:p>
            <text:p text:style-name="P14"><text:s text:c="2"/>PRIMARY KEY (`idReserves`),</text:p>
            <text:p text:style-name="P14"><text:s text:c="2"/>INDEX `fk_Reserves_1_idx` (`Tarifa` ASC),</text:p>
            <text:p text:style-name="P14"><text:s text:c="2"/>CONSTRAINT `fk_Reserves_1`</text:p>
            <text:p text:style-name="P14"><text:s text:c="4"/>FOREIGN KEY (`Tarifa`)</text:p>
            <text:p text:style-name="P14"><text:s text:c="4"/>REFERENCES `mydb`.`Tarifa` (`idTarifa`)</text:p>
            <text:p text:style-name="P14"><text:s text:c="4"/>ON DELETE NO ACTION</text:p>
            <text:p text:style-name="P14"><text:s text:c="4"/>ON UPDATE NO ACTION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<text:soft-page-break/>-- Table `mydb`.`Propietari`</text:p>
            <text:p text:style-name="P14">-- -----------------------------------------------------</text:p>
            <text:p text:style-name="P14">CREATE TABLE IF NOT EXISTS `mydb`.`Propietari` (</text:p>
            <text:p text:style-name="P14"><text:s text:c="2"/>`idPropietari` INT NOT NULL,</text:p>
            <text:p text:style-name="P14"><text:s text:c="2"/>`Nom` VARCHAR(45) NULL,</text:p>
            <text:p text:style-name="P14"><text:s text:c="2"/>`Llinatge` VARCHAR(45) NULL,</text:p>
            <text:p text:style-name="P14"><text:s text:c="2"/>`Temefon` DECIMAL(10,0) NULL,</text:p>
            <text:p text:style-name="P14"><text:s text:c="2"/>`Email` VARCHAR(45) NULL,</text:p>
            <text:p text:style-name="P14"><text:s text:c="2"/>`Contrasenya` VARCHAR(45) NULL,</text:p>
            <text:p text:style-name="P14"><text:s text:c="2"/>`DNI` VARCHAR(45) NULL,</text:p>
            <text:p text:style-name="P14"><text:s text:c="2"/>PRIMARY KEY (`idPropietari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User`</text:p>
            <text:p text:style-name="P14">-- -----------------------------------------------------</text:p>
            <text:p text:style-name="P14">CREATE TABLE IF NOT EXISTS `mydb`.`User` (</text:p>
            <text:p text:style-name="P14"><text:s text:c="2"/>`idPropietari` INT NOT NULL,</text:p>
            <text:p text:style-name="P14"><text:s text:c="2"/>`Nom` VARCHAR(45) NULL,</text:p>
            <text:p text:style-name="P14"><text:s text:c="2"/>`Llinatge` VARCHAR(45) NULL,</text:p>
            <text:p text:style-name="P14"><text:s text:c="2"/>`Temefon` DECIMAL(10,0) NULL,</text:p>
            <text:p text:style-name="P14"><text:s text:c="2"/>`Email` VARCHAR(45) NULL,</text:p>
            <text:p text:style-name="P14"><text:s text:c="2"/>`Contrasenya` VARCHAR(45) NULL,</text:p>
            <text:p text:style-name="P14"><text:s text:c="2"/>`DNI` VARCHAR(45) NULL,</text:p>
            <text:p text:style-name="P14"><text:s text:c="2"/>PRIMARY KEY (`idPropietari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Comentarios`</text:p>
            <text:p text:style-name="P14">-- -----------------------------------------------------</text:p>
            <text:p text:style-name="P14">CREATE TABLE IF NOT EXISTS `mydb`.`Comentarios` (</text:p>
            <text:p text:style-name="P14"><text:s text:c="2"/>`idComentarios` INT NOT NULL,</text:p>
            <text:p text:style-name="P14"><text:s text:c="2"/>`Data` VARCHAR(45) NULL,</text:p>
            <text:p text:style-name="P14"><text:s text:c="2"/>`Text` VARCHAR(500) NULL,</text:p>
            <text:p text:style-name="P14"><text:s text:c="2"/>`Hora` VARCHAR(45) NULL,</text:p>
            <text:p text:style-name="P14"><text:s text:c="2"/>`User` INT NULL,</text:p>
            <text:p text:style-name="P14"><text:s text:c="2"/>PRIMARY KEY (`idComentarios`),</text:p>
            <text:p text:style-name="P14"><text:s text:c="2"/>INDEX `User_idx` (`User` ASC),</text:p>
            <text:p text:style-name="P14"><text:s text:c="2"/>CONSTRAINT `User`</text:p>
            <text:p text:style-name="P14"><text:s text:c="4"/>FOREIGN KEY (`User`)</text:p>
            <text:p text:style-name="P14"><text:s text:c="4"/>REFERENCES `mydb`.`User` (`idPropietari`)</text:p>
            <text:p text:style-name="P14"><text:s text:c="4"/>ON DELETE NO ACTION</text:p>
            <text:p text:style-name="P14"><text:s text:c="4"/>ON UPDATE NO ACTION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Serveis`</text:p>
            <text:p text:style-name="P14">-- -----------------------------------------------------</text:p>
            <text:p text:style-name="P14">CREATE TABLE IF NOT EXISTS `mydb`.`Serveis` (</text:p>
            <text:p text:style-name="P14"><text:s text:c="2"/>`idServeis` INT NOT NULL,</text:p>
            <text:p text:style-name="P14"><text:s text:c="2"/>`Tiposervei` VARCHAR(45) NULL,</text:p>
            <text:p text:style-name="P14"><text:s text:c="2"/>PRIMARY KEY (`idServeis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Vacances`</text:p>
            <text:p text:style-name="P14">-- -----------------------------------------------------</text:p>
            <text:p text:style-name="P14">CREATE TABLE IF NOT EXISTS `mydb`.`Vacances` (</text:p>
            <text:p text:style-name="P14"><text:s text:c="2"/>`idVacances` INT NOT NULL,</text:p>
            <text:p text:style-name="P14"><text:s text:c="2"/>`VacancesType` VARCHAR(45) NULL,</text:p>
            <text:p text:style-name="P14"><text:s text:c="2"/>PRIMARY KEY (`idVacances`))</text:p>
            <text:p text:style-name="P14">ENGINE = InnoDB;</text:p>
            <text:p text:style-name="P14"/>
            <text:p text:style-name="P14"/>
            <text:p text:style-name="P14">-- -----------------------------------------------------</text:p>
            <text:p text:style-name="P14">-- Table `mydb`.`Allotjaments`</text:p>
            <text:p text:style-name="P14">-- -----------------------------------------------------</text:p>
            <text:p text:style-name="P14">CREATE TABLE IF NOT EXISTS `mydb`.`Allotjaments` (</text:p>
            <text:p text:style-name="P14"><text:s text:c="2"/>`idAllotjaments` INT NOT NULL,</text:p>
            <text:p text:style-name="P14"><text:s text:c="2"/>`Nom` VARCHAR(45) NULL,</text:p>
            <text:p text:style-name="P14"><text:s text:c="2"/>`Servei` INT NULL,</text:p>
            <text:p text:style-name="P14"><text:s text:c="2"/>`Propietari` INT NULL,</text:p>
            <text:p text:style-name="P14"><text:s text:c="2"/>`Tipo` INT NULL,</text:p>
            <text:p text:style-name="P14"><text:s text:c="2"/>`Comentario` INT NULL,</text:p>
            <text:p text:style-name="P14"><text:s text:c="2"/>`Reserves` INT NULL,</text:p>
            <text:p text:style-name="P14"><text:s text:c="2"/>`Municipio` INT NULL,</text:p>
            <text:p text:style-name="P14"><text:s text:c="2"/>`Banys` DECIMAL(10,0) NULL,</text:p>
            <text:p text:style-name="P14"><text:s text:c="2"/>`Llits` DECIMAL(10,0) NULL,</text:p>
            <text:p text:style-name="P14"><text:s text:c="2"/>`Habitacions` DECIMAL(10,0) NULL,</text:p>
            <text:p text:style-name="P14"><text:s text:c="2"/>`Descripcion` VARCHAR(500) NULL,</text:p>
            <text:p text:style-name="P14"><text:s text:c="2"/>`Vacaciones` INT NULL,</text:p>
            <text:p text:style-name="P14"><text:s text:c="2"/>PRIMARY KEY (`idAllotjaments`),</text:p>
            <text:p text:style-name="P14"><text:s text:c="2"/>INDEX `TIPO_idx` (`Tipo` ASC),</text:p>
            <text:p text:style-name="P14"><text:s text:c="2"/>INDEX `Vacas_idx` (`Vacaciones` ASC),</text:p>
            <text:p text:style-name="P14"><text:s text:c="2"/>INDEX `Muni_idx` (`Municipio` ASC),</text:p>
            <text:p text:style-name="P14"><text:s text:c="2"/>INDEX `Serv_idx` (`Servei` ASC),</text:p>
            <text:p text:style-name="P14"><text:s text:c="2"/>INDEX `Coment_idx` (`Comentario` ASC),</text:p>
            <text:p text:style-name="P14"><text:s text:c="2"/>CONSTRAINT `TIPO`</text:p>
            <text:p text:style-name="P14"><text:s text:c="4"/>FOREIGN KEY (`Tipo`)</text:p>
            <text:p text:style-name="P14"><text:s text:c="4"/>REFERENCES `mydb`.`Tipo` (`idTipo`)</text:p>
            <text:p text:style-name="P14"><text:soft-page-break/><text:s text:c="4"/>ON DELETE NO ACTION</text:p>
            <text:p text:style-name="P14"><text:s text:c="4"/>ON UPDATE NO ACTION,</text:p>
            <text:p text:style-name="P14"><text:s text:c="2"/>CONSTRAINT `Vacas`</text:p>
            <text:p text:style-name="P14"><text:s text:c="4"/>FOREIGN KEY (`Vacaciones`)</text:p>
            <text:p text:style-name="P14"><text:s text:c="4"/>REFERENCES `mydb`.`Vacances` (`idVacances`)</text:p>
            <text:p text:style-name="P14"><text:s text:c="4"/>ON DELETE NO ACTION</text:p>
            <text:p text:style-name="P14"><text:s text:c="4"/>ON UPDATE NO ACTION,</text:p>
            <text:p text:style-name="P14"><text:s text:c="2"/>CONSTRAINT `Muni`</text:p>
            <text:p text:style-name="P14"><text:s text:c="4"/>FOREIGN KEY (`Municipio`)</text:p>
            <text:p text:style-name="P14"><text:s text:c="4"/>REFERENCES `mydb`.`Municipi` (`idMunicipi`)</text:p>
            <text:p text:style-name="P14"><text:s text:c="4"/>ON DELETE NO ACTION</text:p>
            <text:p text:style-name="P14"><text:s text:c="4"/>ON UPDATE NO ACTION,</text:p>
            <text:p text:style-name="P14"><text:s text:c="2"/>CONSTRAINT `Serv`</text:p>
            <text:p text:style-name="P14"><text:s text:c="4"/>FOREIGN KEY (`Servei`)</text:p>
            <text:p text:style-name="P14"><text:s text:c="4"/>REFERENCES `mydb`.`Serveis` (`idServeis`)</text:p>
            <text:p text:style-name="P14"><text:s text:c="4"/>ON DELETE NO ACTION</text:p>
            <text:p text:style-name="P14"><text:s text:c="4"/>ON UPDATE NO ACTION,</text:p>
            <text:p text:style-name="P14"><text:s text:c="2"/>CONSTRAINT `Coment`</text:p>
            <text:p text:style-name="P14"><text:s text:c="4"/>FOREIGN KEY (`Comentario`)</text:p>
            <text:p text:style-name="P14"><text:s text:c="4"/>REFERENCES `mydb`.`Comentarios` (`idComentarios`)</text:p>
            <text:p text:style-name="P14"><text:s text:c="4"/>ON DELETE NO ACTION</text:p>
            <text:p text:style-name="P14"><text:s text:c="4"/>ON UPDATE NO ACTION)</text:p>
            <text:p text:style-name="P6">CONSTRAINT `<text:span text:style-name="T5">Prop</text:span>`</text:p>
            <text:p text:style-name="P16"><text:s text:c="4"/>FOREIGN KEY (`Propietari`)</text:p>
            <text:p text:style-name="P16"><text:s text:c="4"/>REFERENCES `mydb`.`Propietari` (`idPropietari`)</text:p>
            <text:p text:style-name="P16"><text:s text:c="4"/>ON DELETE NO ACTION</text:p>
            <text:p text:style-name="P16"><text:s text:c="4"/>ON UPDATE NO ACTION)</text:p>
            <text:p text:style-name="P14">ENGINE = InnoDB;</text:p>
            <text:p text:style-name="P6">CONSTRAINT `<text:span text:style-name="T5">RES</text:span>`</text:p>
            <text:p text:style-name="P16"><text:s text:c="4"/>FOREIGN KEY (`Reserves`)</text:p>
            <text:p text:style-name="P16"><text:s text:c="4"/>REFERENCES `mydb`.`Reserves` (`idReserves`)</text:p>
            <text:p text:style-name="P16"><text:s text:c="4"/>ON DELETE NO ACTION</text:p>
            <text:p text:style-name="P16"><text:s text:c="4"/>ON UPDATE NO ACTION)</text:p>
            <text:p text:style-name="P16">ENGINE = InnoDB;</text:p>
            <text:p text:style-name="P14"/>
            <text:p text:style-name="P14">SET SQL_MODE=@OLD_SQL_MODE;</text:p>
            <text:p text:style-name="P14">SET FOREIGN_KEY_CHECKS=@OLD_FOREIGN_KEY_CHECKS;</text:p>
            <text:p text:style-name="P14">SET UNIQUE_CHECKS=@OLD_UNIQUE_CHECKS;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5cm" svg:height="2.374cm" draw:z-index="2"><draw:image xlink:href="Pictures/100000000000041400000201774D0BBF142F3B3B.jpg" xlink:type="simple" xlink:show="embed" xlink:actuate="onLoad" loext:mime-type="image/jpeg"/></draw:frame></text:p>
        <text:p text:style-name="MP1">C: PROGRAMACIÓ DEL CLIENT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<text:span text:style-name="MT2">Campionat Balearskills Disseny Web 2018/19</text:span></text:p>
        <text:p text:style-name="MP5">DOC_C02 – Fitxer SQL de la BBDD.</text:p>
        <text:p text:style-name="MP6"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3:57:39.541272107</dc:date>
    <meta:print-date>2011-12-12T12:04:00</meta:print-date>
    <meta:editing-cycles>18</meta:editing-cycles>
    <meta:editing-duration>PT3H8M18S</meta:editing-duration>
    <meta:document-statistic meta:table-count="1" meta:image-count="1" meta:object-count="0" meta:page-count="3" meta:paragraph-count="197" meta:word-count="655" meta:character-count="6503" meta:non-whitespace-character-count="5741"/>
    <meta:generator>LibreOffice/6.0.6.2$Linux_X86_64 LibreOffice_project/00m0$Build-2</meta:generator>
  </office:meta>
</office:document-meta>
</file>